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42.7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atériel</text:p>
          </table:table-cell>
          <table:table-cell table:style-name="ce4" office:value-type="string" calcext:value-type="string">
            <text:p>Prix HT</text:p>
          </table:table-cell>
          <table:table-cell table:style-name="ce4" office:value-type="string" calcext:value-type="string">
            <text:p>Prix TTC</text:p>
          </table:table-cell>
          <table:table-cell table:style-name="ce4" office:value-type="string" calcext:value-type="string">
            <text:p>Quantité</text:p>
          </table:table-cell>
          <table:table-cell table:number-columns-repeated="1020"/>
        </table:table-row>
        <table:table-row table:style-name="ro1">
          <table:table-cell table:style-name="ce2" table:formula="of:=HYPERLINK(&quot;https://www.gotronic.fr/art-chassis-alphabot2-ar-12911-27125.htm#complte_desc&quot;;&quot;Châssis AlphaBot2-Ar 12911&quot;)" office:value-type="string" office:string-value="Châssis AlphaBot2-Ar 12911" calcext:value-type="string">
            <text:p>Châssis AlphaBot2-Ar 12911</text:p>
          </table:table-cell>
          <table:table-cell table:style-name="ce6" office:value-type="currency" office:currency="EUR" office:value="53.25" calcext:value-type="currency">
            <text:p>53.25 €</text:p>
          </table:table-cell>
          <table:table-cell table:style-name="ce6" office:value-type="currency" office:currency="EUR" office:value="63.9" calcext:value-type="currency">
            <text:p>63.90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table:formula="of:=HYPERLINK(&quot;https://www.gotronic.fr/art-carte-arduino-uno-12420.htm&quot;;&quot;Carte Arduino UNO&quot;)" office:value-type="string" office:string-value="Carte Arduino UNO" calcext:value-type="string">
            <text:p>Carte Arduino UNO</text:p>
          </table:table-cell>
          <table:table-cell table:style-name="ce6" office:value-type="currency" office:currency="EUR" office:value="16.25" calcext:value-type="currency">
            <text:p>16.25 €</text:p>
          </table:table-cell>
          <table:table-cell table:style-name="ce6" office:value-type="currency" office:currency="EUR" office:value="19.5" calcext:value-type="currency">
            <text:p>19.50 €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table:formula="of:=HYPERLINK(&quot;https://www.gotronic.fr/art-module-ble-dual-bee-113050013-24545.htm&quot;;&quot;Module BLE dual Bee 113050013&quot;)" office:value-type="string" office:string-value="Module BLE dual Bee 113050013" calcext:value-type="string">
            <text:p>Module BLE dual Bee 113050013</text:p>
          </table:table-cell>
          <table:table-cell table:style-name="ce6" office:value-type="currency" office:currency="EUR" office:value="17.83" calcext:value-type="currency">
            <text:p>17.83 €</text:p>
          </table:table-cell>
          <table:table-cell table:style-name="ce6" office:value-type="currency" office:currency="EUR" office:value="21.4" calcext:value-type="currency">
            <text:p>21.40 €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table:formula="of:=HYPERLINK(&quot;https://www.gotronic.fr/art-module-xbee-shield-103030004-20626.htm&quot;;&quot;Module Xbee Shield 103030004&quot;)" office:value-type="string" office:string-value="Module Xbee Shield 103030004" calcext:value-type="string">
            <text:p>Module Xbee Shield 103030004</text:p>
          </table:table-cell>
          <table:table-cell table:style-name="ce6" office:value-type="currency" office:currency="EUR" office:value="8.58" calcext:value-type="currency">
            <text:p>8.58 €</text:p>
          </table:table-cell>
          <table:table-cell table:style-name="ce6" office:value-type="currency" office:currency="EUR" office:value="10.3" calcext:value-type="currency">
            <text:p>10.30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table:formula="of:=HYPERLINK(&quot;https://www.gotronic.fr/art-accu-li-ion-14500-26307.htm&quot;;&quot;Accu Li-Ion 14500 (pile)&quot;)" office:value-type="string" office:string-value="Accu Li-Ion 14500 (pile)" calcext:value-type="string">
            <text:p>Accu Li-Ion 14500 (pile)</text:p>
          </table:table-cell>
          <table:table-cell table:style-name="ce6" office:value-type="currency" office:currency="EUR" office:value="5.75" calcext:value-type="currency">
            <text:p>5.75 €</text:p>
          </table:table-cell>
          <table:table-cell table:style-name="ce6" office:value-type="currency" office:currency="EUR" office:value="6.9" calcext:value-type="currency">
            <text:p>6.90 €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table:number-columns-repeated="2"/>
          <table:table-cell table:style-name="ce3"/>
          <table:table-cell table:style-name="ce9" office:value-type="string" calcext:value-type="string">
            <text:p>Total HT</text:p>
          </table:table-cell>
          <table:table-cell table:style-name="ce13" office:value-type="string" calcext:value-type="string">
            <text:p>Total TTC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 table:number-columns-repeated="2"/>
          <table:table-cell table:style-name="ce3"/>
          <table:table-cell table:style-name="ce10" table:formula="of:=[.B2]*[.D2]+[.B3]*[.D3]+[.B4]*[.D4]+[.B5]*[.D5]+[.B6]*[.D6]+[.B7]*[.D7]+[.B8]*[.D8]" office:value-type="string" office:string-value="141.49 €" calcext:value-type="string">
            <text:p>141.49 €</text:p>
          </table:table-cell>
          <table:table-cell table:style-name="ce12" table:formula="of:=[.C2]*[.D2]+[.C3]*[.D3]+[.C5]*[.D5]+[.C4]*[.D4]+[.C6]*[.D6]+[.C7]*[.D7]+[.C8]*[.D8]" office:value-type="string" office:string-value="169.80 €" calcext:value-type="string">
            <text:p>169.80 €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ptionnel</text:p>
          </table:table-cell>
          <table:table-cell table:style-name="ce1" office:value-type="string" calcext:value-type="string">
            <text:p>Prix HT</text:p>
          </table:table-cell>
          <table:table-cell table:style-name="ce1" office:value-type="string" calcext:value-type="string">
            <text:p>Prix TTC</text:p>
          </table:table-cell>
          <table:table-cell table:style-name="ce1" office:value-type="string" calcext:value-type="string">
            <text:p>Quantité</text:p>
          </table:table-cell>
          <table:table-cell table:number-columns-repeated="1020"/>
        </table:table-row>
        <table:table-row table:style-name="ro1">
          <table:table-cell table:style-name="ce5" table:formula="of:=HYPERLINK(&quot;https://www.gotronic.fr/art-lot-de-5-cables-grove-5-cm-19055.htm&quot;;&quot;Lot de 5 câbles Grove 5 cm&quot;)" office:value-type="string" office:string-value="Lot de 5 câbles Grove 5 cm" calcext:value-type="string">
            <text:p>Lot de 5 câbles Grove 5 cm</text:p>
          </table:table-cell>
          <table:table-cell table:style-name="ce7" office:value-type="currency" office:currency="EUR" office:value="1.63" calcext:value-type="currency">
            <text:p>1.63 €</text:p>
          </table:table-cell>
          <table:table-cell table:style-name="ce7" office:value-type="currency" office:currency="EUR" office:value="1.95" calcext:value-type="currency">
            <text:p>1.95 €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table:formula="of:=HYPERLINK(&quot;https://www.gotronic.fr/art-lot-de-5-cables-grove-20-cm-19054.htm&quot;;&quot;Lot de 5 câbles Grove 20 cm&quot;)" office:value-type="string" office:string-value="Lot de 5 câbles Grove 20 cm" calcext:value-type="string">
            <text:p>Lot de 5 câbles Grove 20 cm</text:p>
          </table:table-cell>
          <table:table-cell table:style-name="ce7" office:value-type="currency" office:currency="EUR" office:value="2.49" calcext:value-type="currency">
            <text:p>2.49 €</text:p>
          </table:table-cell>
          <table:table-cell table:style-name="ce7" office:value-type="currency" office:currency="EUR" office:value="2.99" calcext:value-type="currency">
            <text:p>2.99 €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1" office:value-type="string" calcext:value-type="string">
            <text:p>Total HT</text:p>
          </table:table-cell>
          <table:table-cell table:style-name="ce14" office:value-type="string" calcext:value-type="string">
            <text:p>Total TTC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2" table:formula="of:=[.B10]+[.B11]+[.E8]" office:value-type="string" office:string-value="" calcext:value-type="error">
            <text:p>#VALUE!</text:p>
          </table:table-cell>
          <table:table-cell table:style-name="ce12" table:formula="of:=[.C10]+[.C11]+[.F8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0"/>
    <meta:generator>LibreOfficeDev/5.1.0.3$Linux_X86_64 LibreOffice_project/</meta:generator>
  </office:meta>
</office:document-meta>
</file>